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3cm"/>
    </style:style>
    <style:style style:name="co3" style:family="table-column">
      <style:table-column-properties fo:break-before="auto" style:column-width="3.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ads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Iterations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AdsInSet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unishment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limit range</text:p>
          </table:table-cell>
          <table:table-cell office:value-type="string">
            <text:p>10+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rofit range</text:p>
          </table:table-cell>
          <table:table-cell office:value-type="string">
            <text:p>0+4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/>
          <table:table-cell office:value-type="string">
            <text:p>diverse</text:p>
          </table:table-cell>
          <table:table-cell office:value-type="string">
            <text:p>profit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22.202712453709">
            <text:p>122,2027124537</text:p>
          </table:table-cell>
          <table:table-cell office:value-type="float" office:value="99.3422988492862">
            <text:p>99,3422988493</text:p>
          </table:table-cell>
          <table:table-cell/>
          <table:table-cell>
            <draw:frame table:end-cell-address="Arkusz1.N39" table:end-x="0.498cm" table:end-y="0.031cm" draw:z-index="0" draw:style-name="gr1" draw:text-style-name="P1" svg:width="15.999cm" svg:height="8.999cm" svg:x="0.306cm" svg:y="0.065cm">
              <draw:object draw:notify-on-update-of-ranges="Arkusz1.C18:Arkusz1.C18 Arkusz1.C19:Arkusz1.C118 Arkusz1.D18:Arkusz1.D18 Arkusz1.D19:Arkusz1.D118 Arkusz1.E18:Arkusz1.E18 Arkusz1.E19:Arkusz1.E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57.954023447074">
            <text:p>157,9540234471</text:p>
          </table:table-cell>
          <table:table-cell office:value-type="float" office:value="88.0702399892196">
            <text:p>88,07023998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42.99721811052">
            <text:p>142,9972181105</text:p>
          </table:table-cell>
          <table:table-cell office:value-type="float" office:value="79.2965189598399">
            <text:p>79,29651895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36.689604087614">
            <text:p>136,6896040876</text:p>
          </table:table-cell>
          <table:table-cell office:value-type="float" office:value="80.9630616306887">
            <text:p>80,96306163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34.245459109802">
            <text:p>134,2454591098</text:p>
          </table:table-cell>
          <table:table-cell office:value-type="float" office:value="71.2175156649961">
            <text:p>71,2175156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12.551769567498">
            <text:p>112,5517695675</text:p>
          </table:table-cell>
          <table:table-cell office:value-type="float" office:value="62.3945080626678">
            <text:p>62,39450806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44.090590869963">
            <text:p>144,09059087</text:p>
          </table:table-cell>
          <table:table-cell office:value-type="float" office:value="77.2974921139431">
            <text:p>77,29749211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53.396838909412">
            <text:p>153,3968389094</text:p>
          </table:table-cell>
          <table:table-cell office:value-type="float" office:value="89.7511832085128">
            <text:p>89,75118320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73.357443928305">
            <text:p>173,3574439283</text:p>
          </table:table-cell>
          <table:table-cell office:value-type="float" office:value="82.2850483743401">
            <text:p>82,28504837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25.442759773001">
            <text:p>125,442759773</text:p>
          </table:table-cell>
          <table:table-cell office:value-type="float" office:value="113.408398335578">
            <text:p>113,40839833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58.044652770968">
            <text:p>158,044652771</text:p>
          </table:table-cell>
          <table:table-cell office:value-type="float" office:value="112.662658169676">
            <text:p>112,66265816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10.044564223407">
            <text:p>110,0445642234</text:p>
          </table:table-cell>
          <table:table-cell office:value-type="float" office:value="65.6811188062113">
            <text:p>65,68111880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56.245786868258">
            <text:p>156,2457868683</text:p>
          </table:table-cell>
          <table:table-cell office:value-type="float" office:value="69.3208584745567">
            <text:p>69,320858474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78.037621930858">
            <text:p>178,0376219309</text:p>
          </table:table-cell>
          <table:table-cell office:value-type="float" office:value="127.627514295977">
            <text:p>127,627514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33.603730244007">
            <text:p>133,603730244</text:p>
          </table:table-cell>
          <table:table-cell office:value-type="float" office:value="99.2928522163088">
            <text:p>99,29285221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44.218405748627">
            <text:p>144,2184057486</text:p>
          </table:table-cell>
          <table:table-cell office:value-type="float" office:value="55.6351250012329">
            <text:p>55,6351250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49.209595423669">
            <text:p>149,2095954237</text:p>
          </table:table-cell>
          <table:table-cell office:value-type="float" office:value="102.699111901709">
            <text:p>102,6991119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29.465185001823">
            <text:p>129,4651850018</text:p>
          </table:table-cell>
          <table:table-cell office:value-type="float" office:value="97.6612425524045">
            <text:p>97,66124255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47.576602228603">
            <text:p>147,5766022286</text:p>
          </table:table-cell>
          <table:table-cell office:value-type="float" office:value="119.593739758929">
            <text:p>119,59373975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63.799294001193">
            <text:p>163,7992940012</text:p>
          </table:table-cell>
          <table:table-cell office:value-type="float" office:value="56.9235770602533">
            <text:p>56,92357706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53.143896430701">
            <text:p>153,1438964307</text:p>
          </table:table-cell>
          <table:table-cell office:value-type="float" office:value="79.9140744116772">
            <text:p>79,91407441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22.467099974105">
            <text:p>122,4670999741</text:p>
          </table:table-cell>
          <table:table-cell office:value-type="float" office:value="104.115547776764">
            <text:p>104,115547776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50.007540920307">
            <text:p>150,0075409203</text:p>
          </table:table-cell>
          <table:table-cell office:value-type="float" office:value="82.2536766860996">
            <text:p>82,25367668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44.306999213897">
            <text:p>144,3069992139</text:p>
          </table:table-cell>
          <table:table-cell office:value-type="float" office:value="107.845470601751">
            <text:p>107,8454706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55.781760816131">
            <text:p>155,7817608161</text:p>
          </table:table-cell>
          <table:table-cell office:value-type="float" office:value="82.7119404644844">
            <text:p>82,71194046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69.4130562547">
            <text:p>169,4130562547</text:p>
          </table:table-cell>
          <table:table-cell office:value-type="float" office:value="142.632720588013">
            <text:p>142,6327205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79.089702342786">
            <text:p>179,0897023428</text:p>
          </table:table-cell>
          <table:table-cell office:value-type="float" office:value="119.022831507347">
            <text:p>119,02283150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52.103422194242">
            <text:p>152,1034221942</text:p>
          </table:table-cell>
          <table:table-cell office:value-type="float" office:value="85.9538439372816">
            <text:p>85,953843937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43.99628081954">
            <text:p>143,9962808195</text:p>
          </table:table-cell>
          <table:table-cell office:value-type="float" office:value="76.60798525892">
            <text:p>76,60798525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55.16306251194">
            <text:p>155,1630625119</text:p>
          </table:table-cell>
          <table:table-cell office:value-type="float" office:value="71.3630226337114">
            <text:p>71,36302263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72.023679681975">
            <text:p>172,023679682</text:p>
          </table:table-cell>
          <table:table-cell office:value-type="float" office:value="97.7211159678242">
            <text:p>97,72111596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93.769305574264">
            <text:p>193,7693055743</text:p>
          </table:table-cell>
          <table:table-cell office:value-type="float" office:value="112.448247956297">
            <text:p>112,44824795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62.995670348295">
            <text:p>162,9956703483</text:p>
          </table:table-cell>
          <table:table-cell office:value-type="float" office:value="142.213719025145">
            <text:p>142,213719025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38.442046419858">
            <text:p>138,4420464199</text:p>
          </table:table-cell>
          <table:table-cell office:value-type="float" office:value="90.9046744998338">
            <text:p>90,90467449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46.572284504034">
            <text:p>146,572284504</text:p>
          </table:table-cell>
          <table:table-cell office:value-type="float" office:value="89.1878094887416">
            <text:p>89,18780948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66.287261305981">
            <text:p>166,287261306</text:p>
          </table:table-cell>
          <table:table-cell office:value-type="float" office:value="100.07857726094">
            <text:p>100,07857726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49.823393343664">
            <text:p>149,8233933437</text:p>
          </table:table-cell>
          <table:table-cell office:value-type="float" office:value="101.71880036745">
            <text:p>101,71880036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54.440200595651">
            <text:p>154,4402005957</text:p>
          </table:table-cell>
          <table:table-cell office:value-type="float" office:value="71.5128915259337">
            <text:p>71,512891525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78.687036696032">
            <text:p>178,687036696</text:p>
          </table:table-cell>
          <table:table-cell office:value-type="float" office:value="77.086003707364">
            <text:p>77,08600370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36.418967227395">
            <text:p>136,4189672274</text:p>
          </table:table-cell>
          <table:table-cell office:value-type="float" office:value="92.6396631835714">
            <text:p>92,63966318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85.624856423934">
            <text:p>185,6248564239</text:p>
          </table:table-cell>
          <table:table-cell office:value-type="float" office:value="87.5053594219864">
            <text:p>87,5053594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153.494170320393">
            <text:p>153,4941703204</text:p>
          </table:table-cell>
          <table:table-cell office:value-type="float" office:value="67.0225937224089">
            <text:p>67,02259372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77.296275292635">
            <text:p>177,2962752926</text:p>
          </table:table-cell>
          <table:table-cell office:value-type="float" office:value="130.23147333186">
            <text:p>130,23147333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150.070538313901">
            <text:p>150,0705383139</text:p>
          </table:table-cell>
          <table:table-cell office:value-type="float" office:value="106.688771648821">
            <text:p>106,68877164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107.750925428613">
            <text:p>107,7509254286</text:p>
          </table:table-cell>
          <table:table-cell office:value-type="float" office:value="112.277269159671">
            <text:p>112,27726915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191.147396188976">
            <text:p>191,147396189</text:p>
          </table:table-cell>
          <table:table-cell office:value-type="float" office:value="64.2831468209655">
            <text:p>64,2831468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137.521265295782">
            <text:p>137,5212652958</text:p>
          </table:table-cell>
          <table:table-cell office:value-type="float" office:value="119.953438545414">
            <text:p>119,95343854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163.730326613759">
            <text:p>163,7303266138</text:p>
          </table:table-cell>
          <table:table-cell office:value-type="float" office:value="101.553580182253">
            <text:p>101,55358018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152.569194210106">
            <text:p>152,5691942101</text:p>
          </table:table-cell>
          <table:table-cell office:value-type="float" office:value="100.888501921549">
            <text:p>100,88850192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41.882498763142">
            <text:p>141,8824987631</text:p>
          </table:table-cell>
          <table:table-cell office:value-type="float" office:value="113.562304465271">
            <text:p>113,56230446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166.666834412229">
            <text:p>166,6668344122</text:p>
          </table:table-cell>
          <table:table-cell office:value-type="float" office:value="79.0178328897899">
            <text:p>79,01783288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141.246561609601">
            <text:p>141,2465616096</text:p>
          </table:table-cell>
          <table:table-cell office:value-type="float" office:value="77.1456813410917">
            <text:p>77,1456813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63.521808039397">
            <text:p>163,5218080394</text:p>
          </table:table-cell>
          <table:table-cell office:value-type="float" office:value="94.8080917318767">
            <text:p>94,80809173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194.24289524665">
            <text:p>194,2428952467</text:p>
          </table:table-cell>
          <table:table-cell office:value-type="float" office:value="96.6627717233119">
            <text:p>96,66277172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166.081158555336">
            <text:p>166,0811585553</text:p>
          </table:table-cell>
          <table:table-cell office:value-type="float" office:value="111.720716497992">
            <text:p>111,7207164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157.845596211969">
            <text:p>157,845596212</text:p>
          </table:table-cell>
          <table:table-cell office:value-type="float" office:value="77.327590386348">
            <text:p>77,32759038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70.495872323718">
            <text:p>170,4958723237</text:p>
          </table:table-cell>
          <table:table-cell office:value-type="float" office:value="54.0195338484592">
            <text:p>54,0195338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141.56478948343">
            <text:p>141,5647894834</text:p>
          </table:table-cell>
          <table:table-cell office:value-type="float" office:value="81.2835570161483">
            <text:p>81,28355701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122.71622562979">
            <text:p>122,7162256298</text:p>
          </table:table-cell>
          <table:table-cell office:value-type="float" office:value="94.339819886397">
            <text:p>94,33981988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141.622177515125">
            <text:p>141,6221775151</text:p>
          </table:table-cell>
          <table:table-cell office:value-type="float" office:value="78.3939328447049">
            <text:p>78,39393284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168.695176784315">
            <text:p>168,6951767843</text:p>
          </table:table-cell>
          <table:table-cell office:value-type="float" office:value="93.9322359127452">
            <text:p>93,93223591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112.042967510031">
            <text:p>112,04296751</text:p>
          </table:table-cell>
          <table:table-cell office:value-type="float" office:value="137.045874196274">
            <text:p>137,04587419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176.300418569778">
            <text:p>176,3004185698</text:p>
          </table:table-cell>
          <table:table-cell office:value-type="float" office:value="91.5061547366382">
            <text:p>91,50615473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178.646196869379">
            <text:p>178,6461968694</text:p>
          </table:table-cell>
          <table:table-cell office:value-type="float" office:value="109.469408931072">
            <text:p>109,46940893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">
            <text:p>65</text:p>
          </table:table-cell>
          <table:table-cell office:value-type="float" office:value="160.88171993658">
            <text:p>160,8817199366</text:p>
          </table:table-cell>
          <table:table-cell office:value-type="float" office:value="143.97323930781">
            <text:p>143,97323930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">
            <text:p>66</text:p>
          </table:table-cell>
          <table:table-cell office:value-type="float" office:value="188.94010985359">
            <text:p>188,9401098536</text:p>
          </table:table-cell>
          <table:table-cell office:value-type="float" office:value="103.754775051561">
            <text:p>103,75477505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100.545722368671">
            <text:p>100,5457223687</text:p>
          </table:table-cell>
          <table:table-cell office:value-type="float" office:value="101.805976089513">
            <text:p>101,80597608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office:value-type="float" office:value="117.909716509187">
            <text:p>117,9097165092</text:p>
          </table:table-cell>
          <table:table-cell office:value-type="float" office:value="99.5769577301713">
            <text:p>99,57695773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">
            <text:p>69</text:p>
          </table:table-cell>
          <table:table-cell office:value-type="float" office:value="138.970528515609">
            <text:p>138,9705285156</text:p>
          </table:table-cell>
          <table:table-cell office:value-type="float" office:value="108.545181264792">
            <text:p>108,54518126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office:value-type="float" office:value="139.318978976753">
            <text:p>139,3189789768</text:p>
          </table:table-cell>
          <table:table-cell office:value-type="float" office:value="33.5361558687824">
            <text:p>33,53615586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">
            <text:p>71</text:p>
          </table:table-cell>
          <table:table-cell office:value-type="float" office:value="168.089454534582">
            <text:p>168,0894545346</text:p>
          </table:table-cell>
          <table:table-cell office:value-type="float" office:value="109.532385658056">
            <text:p>109,53238565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">
            <text:p>72</text:p>
          </table:table-cell>
          <table:table-cell office:value-type="float" office:value="166.820140008788">
            <text:p>166,8201400088</text:p>
          </table:table-cell>
          <table:table-cell office:value-type="float" office:value="96.9369046665554">
            <text:p>96,936904666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">
            <text:p>73</text:p>
          </table:table-cell>
          <table:table-cell office:value-type="float" office:value="163.92703063098">
            <text:p>163,927030631</text:p>
          </table:table-cell>
          <table:table-cell office:value-type="float" office:value="104.081191099371">
            <text:p>104,08119109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">
            <text:p>74</text:p>
          </table:table-cell>
          <table:table-cell office:value-type="float" office:value="159.872088317434">
            <text:p>159,8720883174</text:p>
          </table:table-cell>
          <table:table-cell office:value-type="float" office:value="74.765371438107">
            <text:p>74,76537143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">
            <text:p>75</text:p>
          </table:table-cell>
          <table:table-cell office:value-type="float" office:value="150.935201526607">
            <text:p>150,9352015266</text:p>
          </table:table-cell>
          <table:table-cell office:value-type="float" office:value="78.5690610240075">
            <text:p>78,569061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">
            <text:p>76</text:p>
          </table:table-cell>
          <table:table-cell office:value-type="float" office:value="162.312756613458">
            <text:p>162,3127566135</text:p>
          </table:table-cell>
          <table:table-cell office:value-type="float" office:value="122.991562665313">
            <text:p>122,99156266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">
            <text:p>77</text:p>
          </table:table-cell>
          <table:table-cell office:value-type="float" office:value="168.910789007745">
            <text:p>168,9107890077</text:p>
          </table:table-cell>
          <table:table-cell office:value-type="float" office:value="98.2304214775372">
            <text:p>98,23042147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">
            <text:p>78</text:p>
          </table:table-cell>
          <table:table-cell office:value-type="float" office:value="116.862778233277">
            <text:p>116,8627782333</text:p>
          </table:table-cell>
          <table:table-cell office:value-type="float" office:value="46.4319076715422">
            <text:p>46,43190767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">
            <text:p>79</text:p>
          </table:table-cell>
          <table:table-cell office:value-type="float" office:value="158.503294801705">
            <text:p>158,5032948017</text:p>
          </table:table-cell>
          <table:table-cell office:value-type="float" office:value="147.333880104038">
            <text:p>147,3338801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149.350575163882">
            <text:p>149,3505751639</text:p>
          </table:table-cell>
          <table:table-cell office:value-type="float" office:value="47.6875604053474">
            <text:p>47,6875604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">
            <text:p>81</text:p>
          </table:table-cell>
          <table:table-cell office:value-type="float" office:value="180.08436831101">
            <text:p>180,084368311</text:p>
          </table:table-cell>
          <table:table-cell office:value-type="float" office:value="70.817030321253">
            <text:p>70,81703032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">
            <text:p>82</text:p>
          </table:table-cell>
          <table:table-cell office:value-type="float" office:value="189.149142124167">
            <text:p>189,1491421242</text:p>
          </table:table-cell>
          <table:table-cell office:value-type="float" office:value="168.873800123847">
            <text:p>168,87380012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">
            <text:p>83</text:p>
          </table:table-cell>
          <table:table-cell office:value-type="float" office:value="190.934502967033">
            <text:p>190,934502967</text:p>
          </table:table-cell>
          <table:table-cell office:value-type="float" office:value="91.3922593641684">
            <text:p>91,39225936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100.233957604832">
            <text:p>100,2339576048</text:p>
          </table:table-cell>
          <table:table-cell office:value-type="float" office:value="78.6109135722307">
            <text:p>78,61091357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">
            <text:p>85</text:p>
          </table:table-cell>
          <table:table-cell office:value-type="float" office:value="176.088234720598">
            <text:p>176,0882347206</text:p>
          </table:table-cell>
          <table:table-cell office:value-type="float" office:value="59.9221746822462">
            <text:p>59,92217468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">
            <text:p>86</text:p>
          </table:table-cell>
          <table:table-cell office:value-type="float" office:value="146.854276553691">
            <text:p>146,8542765537</text:p>
          </table:table-cell>
          <table:table-cell office:value-type="float" office:value="56.4663020919799">
            <text:p>56,4663020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office:value-type="float" office:value="173.44552653923">
            <text:p>173,4455265392</text:p>
          </table:table-cell>
          <table:table-cell office:value-type="float" office:value="73.0951262913634">
            <text:p>73,09512629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">
            <text:p>88</text:p>
          </table:table-cell>
          <table:table-cell office:value-type="float" office:value="174.370869471119">
            <text:p>174,3708694711</text:p>
          </table:table-cell>
          <table:table-cell office:value-type="float" office:value="84.2065776704035">
            <text:p>84,20657767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">
            <text:p>89</text:p>
          </table:table-cell>
          <table:table-cell office:value-type="float" office:value="184.799157006917">
            <text:p>184,7991570069</text:p>
          </table:table-cell>
          <table:table-cell office:value-type="float" office:value="98.8262472016833">
            <text:p>98,8262472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">
            <text:p>90</text:p>
          </table:table-cell>
          <table:table-cell office:value-type="float" office:value="138.461083448995">
            <text:p>138,461083449</text:p>
          </table:table-cell>
          <table:table-cell office:value-type="float" office:value="102.817695537917">
            <text:p>102,817695537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">
            <text:p>91</text:p>
          </table:table-cell>
          <table:table-cell office:value-type="float" office:value="132.029445632142">
            <text:p>132,0294456321</text:p>
          </table:table-cell>
          <table:table-cell office:value-type="float" office:value="58.9597918012491">
            <text:p>58,9597918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">
            <text:p>92</text:p>
          </table:table-cell>
          <table:table-cell office:value-type="float" office:value="151.315900892942">
            <text:p>151,3159008929</text:p>
          </table:table-cell>
          <table:table-cell office:value-type="float" office:value="112.015632262973">
            <text:p>112,0156322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">
            <text:p>93</text:p>
          </table:table-cell>
          <table:table-cell office:value-type="float" office:value="113.771902374329">
            <text:p>113,7719023743</text:p>
          </table:table-cell>
          <table:table-cell office:value-type="float" office:value="56.4892342847128">
            <text:p>56,48923428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">
            <text:p>94</text:p>
          </table:table-cell>
          <table:table-cell office:value-type="float" office:value="150.113299655851">
            <text:p>150,1132996559</text:p>
          </table:table-cell>
          <table:table-cell office:value-type="float" office:value="70.3610321603707">
            <text:p>70,36103216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">
            <text:p>95</text:p>
          </table:table-cell>
          <table:table-cell office:value-type="float" office:value="172.727273797237">
            <text:p>172,7272737972</text:p>
          </table:table-cell>
          <table:table-cell office:value-type="float" office:value="77.578227304549">
            <text:p>77,57822730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">
            <text:p>96</text:p>
          </table:table-cell>
          <table:table-cell office:value-type="float" office:value="150.86228424285">
            <text:p>150,8622842429</text:p>
          </table:table-cell>
          <table:table-cell office:value-type="float" office:value="92.4057753586552">
            <text:p>92,40577535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">
            <text:p>97</text:p>
          </table:table-cell>
          <table:table-cell office:value-type="float" office:value="126.235972658422">
            <text:p>126,2359726584</text:p>
          </table:table-cell>
          <table:table-cell office:value-type="float" office:value="86.5184341736121">
            <text:p>86,51843417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">
            <text:p>98</text:p>
          </table:table-cell>
          <table:table-cell office:value-type="float" office:value="132.305406504327">
            <text:p>132,3054065043</text:p>
          </table:table-cell>
          <table:table-cell office:value-type="float" office:value="114.747580329145">
            <text:p>114,74758032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">
            <text:p>99</text:p>
          </table:table-cell>
          <table:table-cell office:value-type="float" office:value="160.837181567853">
            <text:p>160,8371815679</text:p>
          </table:table-cell>
          <table:table-cell office:value-type="float" office:value="85.4203553816658">
            <text:p>85,42035538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55.926481097721">
            <text:p>155,9264810977</text:p>
          </table:table-cell>
          <table:table-cell office:value-type="float" office:value="65.1679115004883">
            <text:p>65,1679115005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12.05.2015</text:date>, <text:time>19:59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we qwe</meta:initial-creator>
    <meta:creation-date>2015-05-12T19:16:28.72</meta:creation-date>
    <dc:date>2015-05-12T19:59:36</dc:date>
    <dc:creator>qwe qwe</dc:creator>
    <meta:editing-duration>PT27M56S</meta:editing-duration>
    <meta:editing-cycles>1</meta:editing-cycles>
    <meta:document-statistic meta:table-count="3" meta:cell-count="315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3.926cm" style:legend-expansion="high" chart:style-name="ch2"/>
        <chart:plot-area chart:style-name="ch3" table:cell-range-address="Arkusz1.C18:Arkusz1.E118" chart:data-source-has-labels="both" svg:x="0.77cm" svg:y="0.855cm" svg:width="12.459cm" svg:height="7.545cm">
          <chartooo:coordinate-region svg:x="1.577cm" svg:y="1.068cm" svg:width="11.372cm" svg:height="6.659cm"/>
          <chart:axis chart:dimension="x" chart:name="primary-x" chart:style-name="ch4" chartooo:axis-type="auto">
            <chart:categories table:cell-range-address="Arkusz1.C19:Arkusz1.C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9:Arkusz1.D118" chart:label-cell-address="Arkusz1.D18:Arkusz1.D18" chart:class="chart:scatter">
            <chart:domain table:cell-range-address="Arkusz1.C19:Arkusz1.C118"/>
            <chart:data-point chart:repeated="100"/>
          </chart:series>
          <chart:series chart:style-name="ch7" chart:values-cell-range-address="Arkusz1.E19:Arkusz1.E118" chart:label-cell-address="Arkusz1.E18:Arkusz1.E18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erse</text:p>
                <draw:g>
                  <svg:desc>Arkusz1.D18:Arkusz1.D18</svg:desc>
                </draw:g>
              </table:table-cell>
              <table:table-cell office:value-type="string">
                <text:p>profitable</text:p>
                <draw:g>
                  <svg:desc>Arkusz1.E18:Arkusz1.E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C19:Arkusz1.C118</svg:desc>
                </draw:g>
              </table:table-cell>
              <table:table-cell office:value-type="float" office:value="122.202712453709">
                <text:p>122.202712453709</text:p>
                <draw:g>
                  <svg:desc>Arkusz1.D19:Arkusz1.D118</svg:desc>
                </draw:g>
              </table:table-cell>
              <table:table-cell office:value-type="float" office:value="99.3422988492862">
                <text:p>99.3422988492862</text:p>
                <draw:g>
                  <svg:desc>Arkusz1.E19:Arkusz1.E1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7.954023447074">
                <text:p>157.954023447074</text:p>
              </table:table-cell>
              <table:table-cell office:value-type="float" office:value="88.0702399892196">
                <text:p>88.070239989219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2.99721811052">
                <text:p>142.99721811052</text:p>
              </table:table-cell>
              <table:table-cell office:value-type="float" office:value="79.2965189598399">
                <text:p>79.29651895983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6.689604087614">
                <text:p>136.689604087614</text:p>
              </table:table-cell>
              <table:table-cell office:value-type="float" office:value="80.9630616306887">
                <text:p>80.96306163068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4.245459109802">
                <text:p>134.245459109802</text:p>
              </table:table-cell>
              <table:table-cell office:value-type="float" office:value="71.2175156649961">
                <text:p>71.21751566499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2.551769567498">
                <text:p>112.551769567498</text:p>
              </table:table-cell>
              <table:table-cell office:value-type="float" office:value="62.3945080626678">
                <text:p>62.39450806266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4.090590869963">
                <text:p>144.090590869963</text:p>
              </table:table-cell>
              <table:table-cell office:value-type="float" office:value="77.2974921139431">
                <text:p>77.29749211394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53.396838909412">
                <text:p>153.396838909412</text:p>
              </table:table-cell>
              <table:table-cell office:value-type="float" office:value="89.7511832085128">
                <text:p>89.7511832085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3.357443928305">
                <text:p>173.357443928305</text:p>
              </table:table-cell>
              <table:table-cell office:value-type="float" office:value="82.2850483743401">
                <text:p>82.28504837434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5.442759773001">
                <text:p>125.442759773001</text:p>
              </table:table-cell>
              <table:table-cell office:value-type="float" office:value="113.408398335578">
                <text:p>113.40839833557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8.044652770968">
                <text:p>158.044652770968</text:p>
              </table:table-cell>
              <table:table-cell office:value-type="float" office:value="112.662658169676">
                <text:p>112.6626581696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0.044564223407">
                <text:p>110.044564223407</text:p>
              </table:table-cell>
              <table:table-cell office:value-type="float" office:value="65.6811188062113">
                <text:p>65.68111880621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6.245786868258">
                <text:p>156.245786868258</text:p>
              </table:table-cell>
              <table:table-cell office:value-type="float" office:value="69.3208584745567">
                <text:p>69.320858474556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8.037621930858">
                <text:p>178.037621930858</text:p>
              </table:table-cell>
              <table:table-cell office:value-type="float" office:value="127.627514295977">
                <text:p>127.6275142959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.603730244007">
                <text:p>133.603730244007</text:p>
              </table:table-cell>
              <table:table-cell office:value-type="float" office:value="99.2928522163088">
                <text:p>99.29285221630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4.218405748627">
                <text:p>144.218405748627</text:p>
              </table:table-cell>
              <table:table-cell office:value-type="float" office:value="55.6351250012329">
                <text:p>55.635125001232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9.209595423669">
                <text:p>149.209595423669</text:p>
              </table:table-cell>
              <table:table-cell office:value-type="float" office:value="102.699111901709">
                <text:p>102.69911190170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9.465185001823">
                <text:p>129.465185001823</text:p>
              </table:table-cell>
              <table:table-cell office:value-type="float" office:value="97.6612425524045">
                <text:p>97.661242552404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7.576602228603">
                <text:p>147.576602228603</text:p>
              </table:table-cell>
              <table:table-cell office:value-type="float" office:value="119.593739758929">
                <text:p>119.5937397589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3.799294001193">
                <text:p>163.799294001193</text:p>
              </table:table-cell>
              <table:table-cell office:value-type="float" office:value="56.9235770602533">
                <text:p>56.92357706025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3.143896430701">
                <text:p>153.143896430701</text:p>
              </table:table-cell>
              <table:table-cell office:value-type="float" office:value="79.9140744116772">
                <text:p>79.914074411677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2.467099974105">
                <text:p>122.467099974105</text:p>
              </table:table-cell>
              <table:table-cell office:value-type="float" office:value="104.115547776764">
                <text:p>104.11554777676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0.007540920307">
                <text:p>150.007540920307</text:p>
              </table:table-cell>
              <table:table-cell office:value-type="float" office:value="82.2536766860996">
                <text:p>82.253676686099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4.306999213897">
                <text:p>144.306999213897</text:p>
              </table:table-cell>
              <table:table-cell office:value-type="float" office:value="107.845470601751">
                <text:p>107.84547060175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5.781760816131">
                <text:p>155.781760816131</text:p>
              </table:table-cell>
              <table:table-cell office:value-type="float" office:value="82.7119404644844">
                <text:p>82.711940464484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9.4130562547">
                <text:p>169.4130562547</text:p>
              </table:table-cell>
              <table:table-cell office:value-type="float" office:value="142.632720588013">
                <text:p>142.63272058801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79.089702342786">
                <text:p>179.089702342786</text:p>
              </table:table-cell>
              <table:table-cell office:value-type="float" office:value="119.022831507347">
                <text:p>119.02283150734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52.103422194242">
                <text:p>152.103422194242</text:p>
              </table:table-cell>
              <table:table-cell office:value-type="float" office:value="85.9538439372816">
                <text:p>85.953843937281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3.99628081954">
                <text:p>143.99628081954</text:p>
              </table:table-cell>
              <table:table-cell office:value-type="float" office:value="76.60798525892">
                <text:p>76.60798525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5.16306251194">
                <text:p>155.16306251194</text:p>
              </table:table-cell>
              <table:table-cell office:value-type="float" office:value="71.3630226337114">
                <text:p>71.36302263371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72.023679681975">
                <text:p>172.023679681975</text:p>
              </table:table-cell>
              <table:table-cell office:value-type="float" office:value="97.7211159678242">
                <text:p>97.72111596782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93.769305574264">
                <text:p>193.769305574264</text:p>
              </table:table-cell>
              <table:table-cell office:value-type="float" office:value="112.448247956297">
                <text:p>112.44824795629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62.995670348295">
                <text:p>162.995670348295</text:p>
              </table:table-cell>
              <table:table-cell office:value-type="float" office:value="142.213719025145">
                <text:p>142.21371902514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38.442046419858">
                <text:p>138.442046419858</text:p>
              </table:table-cell>
              <table:table-cell office:value-type="float" office:value="90.9046744998338">
                <text:p>90.904674499833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46.572284504034">
                <text:p>146.572284504034</text:p>
              </table:table-cell>
              <table:table-cell office:value-type="float" office:value="89.1878094887416">
                <text:p>89.1878094887416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66.287261305981">
                <text:p>166.287261305981</text:p>
              </table:table-cell>
              <table:table-cell office:value-type="float" office:value="100.07857726094">
                <text:p>100.07857726094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49.823393343664">
                <text:p>149.823393343664</text:p>
              </table:table-cell>
              <table:table-cell office:value-type="float" office:value="101.71880036745">
                <text:p>101.7188003674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54.440200595651">
                <text:p>154.440200595651</text:p>
              </table:table-cell>
              <table:table-cell office:value-type="float" office:value="71.5128915259337">
                <text:p>71.512891525933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78.687036696032">
                <text:p>178.687036696032</text:p>
              </table:table-cell>
              <table:table-cell office:value-type="float" office:value="77.086003707364">
                <text:p>77.08600370736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6.418967227395">
                <text:p>136.418967227395</text:p>
              </table:table-cell>
              <table:table-cell office:value-type="float" office:value="92.6396631835714">
                <text:p>92.639663183571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85.624856423934">
                <text:p>185.624856423934</text:p>
              </table:table-cell>
              <table:table-cell office:value-type="float" office:value="87.5053594219864">
                <text:p>87.505359421986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53.494170320393">
                <text:p>153.494170320393</text:p>
              </table:table-cell>
              <table:table-cell office:value-type="float" office:value="67.0225937224089">
                <text:p>67.022593722408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77.296275292635">
                <text:p>177.296275292635</text:p>
              </table:table-cell>
              <table:table-cell office:value-type="float" office:value="130.23147333186">
                <text:p>130.2314733318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50.070538313901">
                <text:p>150.070538313901</text:p>
              </table:table-cell>
              <table:table-cell office:value-type="float" office:value="106.688771648821">
                <text:p>106.68877164882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7.750925428613">
                <text:p>107.750925428613</text:p>
              </table:table-cell>
              <table:table-cell office:value-type="float" office:value="112.277269159671">
                <text:p>112.27726915967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91.147396188976">
                <text:p>191.147396188976</text:p>
              </table:table-cell>
              <table:table-cell office:value-type="float" office:value="64.2831468209655">
                <text:p>64.283146820965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7.521265295782">
                <text:p>137.521265295782</text:p>
              </table:table-cell>
              <table:table-cell office:value-type="float" office:value="119.953438545414">
                <text:p>119.9534385454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63.730326613759">
                <text:p>163.730326613759</text:p>
              </table:table-cell>
              <table:table-cell office:value-type="float" office:value="101.553580182253">
                <text:p>101.55358018225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2.569194210106">
                <text:p>152.569194210106</text:p>
              </table:table-cell>
              <table:table-cell office:value-type="float" office:value="100.888501921549">
                <text:p>100.8885019215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1.882498763142">
                <text:p>141.882498763142</text:p>
              </table:table-cell>
              <table:table-cell office:value-type="float" office:value="113.562304465271">
                <text:p>113.56230446527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66.666834412229">
                <text:p>166.666834412229</text:p>
              </table:table-cell>
              <table:table-cell office:value-type="float" office:value="79.0178328897899">
                <text:p>79.017832889789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41.246561609601">
                <text:p>141.246561609601</text:p>
              </table:table-cell>
              <table:table-cell office:value-type="float" office:value="77.1456813410917">
                <text:p>77.145681341091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63.521808039397">
                <text:p>163.521808039397</text:p>
              </table:table-cell>
              <table:table-cell office:value-type="float" office:value="94.8080917318767">
                <text:p>94.808091731876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94.24289524665">
                <text:p>194.24289524665</text:p>
              </table:table-cell>
              <table:table-cell office:value-type="float" office:value="96.6627717233119">
                <text:p>96.662771723311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66.081158555336">
                <text:p>166.081158555336</text:p>
              </table:table-cell>
              <table:table-cell office:value-type="float" office:value="111.720716497992">
                <text:p>111.72071649799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57.845596211969">
                <text:p>157.845596211969</text:p>
              </table:table-cell>
              <table:table-cell office:value-type="float" office:value="77.327590386348">
                <text:p>77.32759038634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70.495872323718">
                <text:p>170.495872323718</text:p>
              </table:table-cell>
              <table:table-cell office:value-type="float" office:value="54.0195338484592">
                <text:p>54.019533848459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41.56478948343">
                <text:p>141.56478948343</text:p>
              </table:table-cell>
              <table:table-cell office:value-type="float" office:value="81.2835570161483">
                <text:p>81.283557016148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2.71622562979">
                <text:p>122.71622562979</text:p>
              </table:table-cell>
              <table:table-cell office:value-type="float" office:value="94.339819886397">
                <text:p>94.33981988639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1.622177515125">
                <text:p>141.622177515125</text:p>
              </table:table-cell>
              <table:table-cell office:value-type="float" office:value="78.3939328447049">
                <text:p>78.393932844704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68.695176784315">
                <text:p>168.695176784315</text:p>
              </table:table-cell>
              <table:table-cell office:value-type="float" office:value="93.9322359127452">
                <text:p>93.932235912745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12.042967510031">
                <text:p>112.042967510031</text:p>
              </table:table-cell>
              <table:table-cell office:value-type="float" office:value="137.045874196274">
                <text:p>137.04587419627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76.300418569778">
                <text:p>176.300418569778</text:p>
              </table:table-cell>
              <table:table-cell office:value-type="float" office:value="91.5061547366382">
                <text:p>91.506154736638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78.646196869379">
                <text:p>178.646196869379</text:p>
              </table:table-cell>
              <table:table-cell office:value-type="float" office:value="109.469408931072">
                <text:p>109.46940893107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60.88171993658">
                <text:p>160.88171993658</text:p>
              </table:table-cell>
              <table:table-cell office:value-type="float" office:value="143.97323930781">
                <text:p>143.9732393078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88.94010985359">
                <text:p>188.94010985359</text:p>
              </table:table-cell>
              <table:table-cell office:value-type="float" office:value="103.754775051561">
                <text:p>103.75477505156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00.545722368671">
                <text:p>100.545722368671</text:p>
              </table:table-cell>
              <table:table-cell office:value-type="float" office:value="101.805976089513">
                <text:p>101.80597608951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17.909716509187">
                <text:p>117.909716509187</text:p>
              </table:table-cell>
              <table:table-cell office:value-type="float" office:value="99.5769577301713">
                <text:p>99.576957730171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38.970528515609">
                <text:p>138.970528515609</text:p>
              </table:table-cell>
              <table:table-cell office:value-type="float" office:value="108.545181264792">
                <text:p>108.5451812647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9.318978976753">
                <text:p>139.318978976753</text:p>
              </table:table-cell>
              <table:table-cell office:value-type="float" office:value="33.5361558687824">
                <text:p>33.536155868782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68.089454534582">
                <text:p>168.089454534582</text:p>
              </table:table-cell>
              <table:table-cell office:value-type="float" office:value="109.532385658056">
                <text:p>109.5323856580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66.820140008788">
                <text:p>166.820140008788</text:p>
              </table:table-cell>
              <table:table-cell office:value-type="float" office:value="96.9369046665554">
                <text:p>96.936904666555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63.92703063098">
                <text:p>163.92703063098</text:p>
              </table:table-cell>
              <table:table-cell office:value-type="float" office:value="104.081191099371">
                <text:p>104.08119109937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59.872088317434">
                <text:p>159.872088317434</text:p>
              </table:table-cell>
              <table:table-cell office:value-type="float" office:value="74.765371438107">
                <text:p>74.76537143810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0.935201526607">
                <text:p>150.935201526607</text:p>
              </table:table-cell>
              <table:table-cell office:value-type="float" office:value="78.5690610240075">
                <text:p>78.569061024007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62.312756613458">
                <text:p>162.312756613458</text:p>
              </table:table-cell>
              <table:table-cell office:value-type="float" office:value="122.991562665313">
                <text:p>122.9915626653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68.910789007745">
                <text:p>168.910789007745</text:p>
              </table:table-cell>
              <table:table-cell office:value-type="float" office:value="98.2304214775372">
                <text:p>98.230421477537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16.862778233277">
                <text:p>116.862778233277</text:p>
              </table:table-cell>
              <table:table-cell office:value-type="float" office:value="46.4319076715422">
                <text:p>46.431907671542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58.503294801705">
                <text:p>158.503294801705</text:p>
              </table:table-cell>
              <table:table-cell office:value-type="float" office:value="147.333880104038">
                <text:p>147.3338801040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9.350575163882">
                <text:p>149.350575163882</text:p>
              </table:table-cell>
              <table:table-cell office:value-type="float" office:value="47.6875604053474">
                <text:p>47.687560405347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80.08436831101">
                <text:p>180.08436831101</text:p>
              </table:table-cell>
              <table:table-cell office:value-type="float" office:value="70.817030321253">
                <text:p>70.81703032125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89.149142124167">
                <text:p>189.149142124167</text:p>
              </table:table-cell>
              <table:table-cell office:value-type="float" office:value="168.873800123847">
                <text:p>168.87380012384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90.934502967033">
                <text:p>190.934502967033</text:p>
              </table:table-cell>
              <table:table-cell office:value-type="float" office:value="91.3922593641684">
                <text:p>91.392259364168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00.233957604832">
                <text:p>100.233957604832</text:p>
              </table:table-cell>
              <table:table-cell office:value-type="float" office:value="78.6109135722307">
                <text:p>78.610913572230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76.088234720598">
                <text:p>176.088234720598</text:p>
              </table:table-cell>
              <table:table-cell office:value-type="float" office:value="59.9221746822462">
                <text:p>59.922174682246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46.854276553691">
                <text:p>146.854276553691</text:p>
              </table:table-cell>
              <table:table-cell office:value-type="float" office:value="56.4663020919799">
                <text:p>56.466302091979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73.44552653923">
                <text:p>173.44552653923</text:p>
              </table:table-cell>
              <table:table-cell office:value-type="float" office:value="73.0951262913634">
                <text:p>73.095126291363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74.370869471119">
                <text:p>174.370869471119</text:p>
              </table:table-cell>
              <table:table-cell office:value-type="float" office:value="84.2065776704035">
                <text:p>84.206577670403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84.799157006917">
                <text:p>184.799157006917</text:p>
              </table:table-cell>
              <table:table-cell office:value-type="float" office:value="98.8262472016833">
                <text:p>98.82624720168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8.461083448995">
                <text:p>138.461083448995</text:p>
              </table:table-cell>
              <table:table-cell office:value-type="float" office:value="102.817695537917">
                <text:p>102.81769553791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2.029445632142">
                <text:p>132.029445632142</text:p>
              </table:table-cell>
              <table:table-cell office:value-type="float" office:value="58.9597918012491">
                <text:p>58.959791801249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51.315900892942">
                <text:p>151.315900892942</text:p>
              </table:table-cell>
              <table:table-cell office:value-type="float" office:value="112.015632262973">
                <text:p>112.01563226297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13.771902374329">
                <text:p>113.771902374329</text:p>
              </table:table-cell>
              <table:table-cell office:value-type="float" office:value="56.4892342847128">
                <text:p>56.489234284712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50.113299655851">
                <text:p>150.113299655851</text:p>
              </table:table-cell>
              <table:table-cell office:value-type="float" office:value="70.3610321603707">
                <text:p>70.361032160370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72.727273797237">
                <text:p>172.727273797237</text:p>
              </table:table-cell>
              <table:table-cell office:value-type="float" office:value="77.578227304549">
                <text:p>77.57822730454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50.86228424285">
                <text:p>150.86228424285</text:p>
              </table:table-cell>
              <table:table-cell office:value-type="float" office:value="92.4057753586552">
                <text:p>92.405775358655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6.235972658422">
                <text:p>126.235972658422</text:p>
              </table:table-cell>
              <table:table-cell office:value-type="float" office:value="86.5184341736121">
                <text:p>86.518434173612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32.305406504327">
                <text:p>132.305406504327</text:p>
              </table:table-cell>
              <table:table-cell office:value-type="float" office:value="114.747580329145">
                <text:p>114.74758032914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60.837181567853">
                <text:p>160.837181567853</text:p>
              </table:table-cell>
              <table:table-cell office:value-type="float" office:value="85.4203553816658">
                <text:p>85.420355381665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5.926481097721">
                <text:p>155.926481097721</text:p>
              </table:table-cell>
              <table:table-cell office:value-type="float" office:value="65.1679115004883">
                <text:p>65.16791150048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